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1" svg:font-family="'Liberation Sans'" style:font-family-generic="roman" style:font-pitch="variable"/>
    <style:font-face style:name="Liberation Sans" svg:font-family="'Liberation Sans'" style:font-adornments="Normal"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irisWipe" smil:subtype="rectangl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pushWipe" smil:subtype="fromTop"/>
    </style:style>
    <style:style style:name="dp4" style:family="drawing-page">
      <style:drawing-page-properties presentation:background-visible="true" presentation:background-objects-visible="true" presentation:display-footer="true" presentation:display-page-number="false" presentation:display-date-time="true" smil:type="miscShapeWipe" smil:subtype="circle"/>
    </style:style>
    <style:style style:name="dp5" style:family="drawing-page">
      <style:drawing-page-properties presentation:background-visible="true" presentation:background-objects-visible="true" presentation:display-footer="true" presentation:display-page-number="false" presentation:display-date-time="true" smil:type="miscShapeWipe" smil:subtype="topRight"/>
    </style:style>
    <style:style style:name="dp6" style:family="drawing-page">
      <style:drawing-page-properties presentation:background-visible="true" presentation:background-objects-visible="true" presentation:display-footer="true" presentation:display-page-number="false" presentation:display-date-time="true" smil:type="miscShapeWipe" smil:subtype="horizontal"/>
    </style:style>
    <style:style style:name="dp7" style:family="drawing-page">
      <style:drawing-page-properties presentation:background-visible="true" presentation:background-objects-visible="true" presentation:display-footer="true" presentation:display-page-number="false" presentation:display-date-time="true" smil:type="dissolve"/>
    </style:style>
    <style:style style:name="dp8" style:family="drawing-page">
      <style:drawing-page-properties presentation:background-visible="true" presentation:background-objects-visible="true" presentation:display-footer="true" presentation:display-page-number="false" presentation:display-date-time="true" smil:type="waterfallWipe" smil:subtype="horizontalRight"/>
    </style:style>
    <style:style style:name="dp9" style:family="drawing-page">
      <style:drawing-page-properties presentation:background-visible="true" presentation:background-objects-visible="true" presentation:display-footer="true" presentation:display-page-number="false" presentation:display-date-time="true" smil:type="miscShapeWipe" smil:subtype="cornersOut"/>
    </style:style>
    <style:style style:name="dp10" style:family="drawing-page">
      <style:drawing-page-properties presentation:background-visible="true" presentation:background-objects-visible="true" presentation:display-footer="true" presentation:display-page-number="false" presentation:display-date-time="true" smil:type="slideWipe" smil:subtype="fromTop"/>
    </style:style>
    <style:style style:name="dp11" style:family="drawing-page">
      <style:drawing-page-properties presentation:background-visible="true" presentation:background-objects-visible="true" presentation:display-footer="true" presentation:display-page-number="false" presentation:display-date-time="true" smil:type="miscShapeWipe" smil:subtype="rightCenter"/>
    </style:style>
    <style:style style:name="dp12" style:family="drawing-page">
      <style:drawing-page-properties presentation:background-visible="true" presentation:background-objects-visible="true" presentation:display-footer="true" presentation:display-page-number="false" presentation:display-date-time="true" smil:type="random"/>
    </style:style>
    <style:style style:name="dp13" style:family="drawing-page">
      <style:drawing-page-properties presentation:background-visible="true" presentation:background-objects-visible="true" presentation:display-footer="true" presentation:display-page-number="false" presentation:display-date-time="true" smil:type="checkerBoardWipe" smil:subtype="down"/>
    </style:style>
    <style:style style:name="dp14" style:family="drawing-page">
      <style:drawing-page-properties presentation:background-visible="true" presentation:background-objects-visible="true" presentation:display-footer="true" presentation:display-page-number="false" presentation:display-date-time="true"/>
    </style:style>
    <style:style style:name="dp15" style:family="drawing-page">
      <style:drawing-page-properties presentation:background-visible="true" presentation:background-objects-visible="true" presentation:display-footer="true" presentation:display-page-number="false" presentation:display-date-time="true" smil:type="miscShapeWipe" smil:subtype="topLeft"/>
    </style:style>
    <style:style style:name="dp16" style:family="drawing-page">
      <style:drawing-page-properties presentation:background-visible="true" presentation:background-objects-visible="true" presentation:display-footer="true" presentation:display-page-number="false" presentation:display-date-time="true" smil:type="pushWipe" smil:subtype="combHorizontal"/>
    </style:style>
    <style:style style:name="dp17" style:family="drawing-page">
      <style:drawing-page-properties presentation:background-visible="true" presentation:background-objects-visible="true" presentation:display-footer="true" presentation:display-page-number="false" presentation:display-date-time="true" smil:type="miscShapeWipe" smil:subtype="bottomLeft"/>
    </style:style>
    <style:style style:name="dp18" style:family="drawing-page">
      <style:drawing-page-properties presentation:background-visible="true" presentation:background-objects-visible="true" presentation:display-footer="true" presentation:display-page-number="false" presentation:display-date-time="true" smil:type="miscShapeWipe" smil:subtype="diamond"/>
    </style:style>
    <style:style style:name="dp19" style:family="drawing-page">
      <style:drawing-page-properties presentation:background-visible="true" presentation:background-objects-visible="true" presentation:display-footer="true" presentation:display-page-number="false" presentation:display-date-time="true" smil:type="miscShapeWipe" smil:subtype="vertical"/>
    </style:style>
    <style:style style:name="dp20" style:family="drawing-page">
      <style:drawing-page-properties presentation:background-visible="true" presentation:background-objects-visible="true" presentation:display-footer="true" presentation:display-page-number="false" presentation:display-date-time="true" smil:type="zoom" smil:subtype="rotateIn"/>
    </style:style>
    <style:style style:name="gr1" style:family="graphic">
      <style:graphic-properties style:protect="size"/>
    </style:style>
    <style:style style:name="pr1" style:family="presentation" style:parent-style-name="Lights-title">
      <style:graphic-properties fo:min-height="2.601cm"/>
      <style:paragraph-properties style:writing-mode="lr-tb"/>
    </style:style>
    <style:style style:name="pr2" style:family="presentation" style:parent-style-name="Lights-subtitle">
      <style:graphic-properties draw:fill-color="#ffffff" draw:auto-grow-height="true" fo:min-height="6cm"/>
      <style:paragraph-properties style:writing-mode="lr-tb"/>
    </style:style>
    <style:style style:name="pr3" style:family="presentation" style:parent-style-name="Lights-notes">
      <style:graphic-properties draw:fill-color="#ffffff" draw:auto-grow-height="true" fo:min-height="13.364cm"/>
      <style:paragraph-properties style:writing-mode="lr-tb"/>
    </style:style>
    <style:style style:name="pr4" style:family="presentation" style:parent-style-name="Lights-title">
      <style:graphic-properties draw:auto-grow-height="true" fo:min-height="2.75cm"/>
      <style:paragraph-properties style:writing-mode="lr-tb"/>
    </style:style>
    <style:style style:name="pr5" style:family="presentation" style:parent-style-name="Lights-outline1">
      <style:graphic-properties fo:min-height="9.501cm"/>
      <style:paragraph-properties style:writing-mode="lr-tb"/>
    </style:style>
    <style:style style:name="pr6" style:family="presentation" style:parent-style-name="Lights-title">
      <style:graphic-properties fo:min-height="2.5cm"/>
      <style:paragraph-properties style:writing-mode="lr-tb"/>
    </style:style>
    <style:style style:name="pr7" style:family="presentation" style:parent-style-name="Lights-subtitle">
      <style:graphic-properties draw:fill-color="#ffffff" draw:auto-grow-height="true" fo:min-height="10.129cm"/>
      <style:paragraph-properties style:writing-mode="lr-tb"/>
    </style:style>
    <style:style style:name="pr8" style:family="presentation" style:parent-style-name="Lights-subtitle">
      <style:graphic-properties draw:fill-color="#ffffff" draw:auto-grow-height="true" fo:min-height="8.863cm"/>
      <style:paragraph-properties style:writing-mode="lr-tb"/>
    </style:style>
    <style:style style:name="pr9" style:family="presentation" style:parent-style-name="Lights-subtitle">
      <style:graphic-properties draw:fill-color="#ffffff" draw:auto-grow-height="true" fo:min-height="6.331cm"/>
      <style:paragraph-properties style:writing-mode="lr-tb"/>
    </style:style>
    <style:style style:name="pr10" style:family="presentation" style:parent-style-name="Lights-subtitle">
      <style:graphic-properties draw:fill-color="#ffffff" draw:auto-grow-height="true" fo:min-height="9.955cm"/>
      <style:paragraph-properties style:writing-mode="lr-tb"/>
    </style:style>
    <style:style style:name="pr11" style:family="presentation" style:parent-style-name="Lights_5f_-title">
      <style:graphic-properties fo:min-height="2.601cm"/>
      <style:paragraph-properties style:writing-mode="lr-tb"/>
    </style:style>
    <style:style style:name="pr12" style:family="presentation" style:parent-style-name="Lights_5f_-subtitle">
      <style:graphic-properties draw:fill-color="#ffffff" draw:auto-grow-height="true" fo:min-height="6cm"/>
      <style:paragraph-properties style:writing-mode="lr-tb"/>
    </style:style>
    <style:style style:name="pr13" style:family="presentation" style:parent-style-name="Lights_5f_-notes">
      <style:graphic-properties draw:fill-color="#ffffff" draw:auto-grow-height="true" fo:min-height="13.364cm"/>
      <style:paragraph-properties style:writing-mode="lr-tb"/>
    </style:style>
    <style:style style:name="pr14" style:family="presentation" style:parent-style-name="Lights-subtitle">
      <style:graphic-properties draw:fill-color="#ffffff" draw:auto-grow-height="true" fo:min-height="7.597cm"/>
      <style:paragraph-properties style:writing-mode="lr-tb"/>
    </style:style>
    <style:style style:name="pr15" style:family="presentation" style:parent-style-name="Lights-subtitle">
      <style:graphic-properties draw:fill-color="#ffffff" draw:auto-grow-height="true" fo:min-height="11.395cm"/>
      <style:paragraph-properties style:writing-mode="lr-tb"/>
    </style:style>
    <style:style style:name="co1" style:family="table-column">
      <style:table-column-properties style:column-width="13.998cm" style:use-optimal-column-width="false"/>
    </style:style>
    <style:style style:name="co2" style:family="table-column">
      <style:table-column-properties style:column-width="14.002cm" style:use-optimal-column-width="false"/>
    </style:style>
    <style:style style:name="ro1" style:family="table-row">
      <style:table-row-properties style:row-height="1.155cm" style:use-optimal-row-height="false"/>
    </style:style>
    <style:style style:name="ro2" style:family="table-row">
      <style:table-row-properties style:row-height="1.156cm" style:use-optimal-row-height="false"/>
    </style:style>
    <style:style style:name="P1" style:family="paragraph">
      <style:paragraph-properties fo:text-align="center"/>
    </style:style>
    <style:style style:name="P2" style:family="paragraph">
      <style:paragraph-properties fo:text-align="center" style:writing-mode="lr-tb"/>
      <style:text-properties fo:font-weight="bold"/>
    </style:style>
    <style:style style:name="P3" style:family="paragraph">
      <loext:graphic-properties draw:fill-color="#ffffff"/>
      <style:paragraph-properties style:writing-mode="lr-tb"/>
    </style:style>
    <style:style style:name="P4" style:family="paragraph">
      <style:paragraph-properties style:writing-mode="lr-tb"/>
      <style:text-properties style:text-underline-style="solid" style:text-underline-width="auto" style:text-underline-color="font-color"/>
    </style:style>
    <style:style style:name="P5" style:family="paragraph">
      <style:paragraph-properties style:writing-mode="lr-tb"/>
    </style:style>
    <style:style style:name="P6" style:family="paragraph">
      <loext:graphic-properties draw:fill-color="#ffffff"/>
      <style:paragraph-properties style:writing-mode="lr-tb"/>
      <style:text-properties fo:font-size="28.1000003814697pt"/>
    </style:style>
    <style:style style:name="P7" style:family="paragraph">
      <style:paragraph-properties fo:text-align="center" style:writing-mode="lr-tb"/>
      <style:text-properties fo:font-weight="bold" style:font-weight-asian="normal" style:font-weight-complex="normal"/>
    </style:style>
    <style:style style:name="P8" style:family="paragraph">
      <loext:graphic-properties draw:fill-color="#ffffff"/>
      <style:paragraph-properties style:writing-mode="lr-tb"/>
      <style:text-properties fo:font-size="18pt" fo:font-weight="normal" style:font-size-asian="18pt" style:font-weight-asian="normal" style:font-size-complex="18pt" style:font-weight-complex="normal"/>
    </style:style>
    <style:style style:name="P9" style:family="paragraph">
      <style:paragraph-properties fo:text-align="start"/>
    </style:style>
    <style:style style:name="P10" style:family="paragraph">
      <style:text-properties fo:font-size="18pt" style:font-size-asian="18pt" style:font-size-complex="18pt"/>
    </style:style>
    <style:style style:name="P11" style:family="paragraph">
      <loext:graphic-properties draw:fill-color="#ffffff"/>
      <style:paragraph-properties style:writing-mode="lr-tb"/>
      <style:text-properties fo:font-size="18pt" style:font-size-asian="18pt" style:font-size-complex="18pt"/>
    </style:style>
    <style:style style:name="T1" style:family="text">
      <style:text-properties fo:font-weight="bold"/>
    </style:style>
    <style:style style:name="T2" style:family="text">
      <style:text-properties style:text-underline-style="solid" style:text-underline-width="auto" style:text-underline-color="font-color"/>
    </style:style>
    <style:style style:name="T3" style:family="text">
      <style:text-properties fo:font-weight="bold" style:font-weight-asian="normal" style:font-weight-complex="normal"/>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ights" presentation:presentation-page-layout-name="AL1T0" xml:id="id1" draw:id="id1">
        <office:forms form:automatic-focus="false" form:apply-design-mode="false"/>
        <draw:frame presentation:style-name="pr1" draw:text-style-name="P2" draw:layer="layout" svg:width="19.5cm" svg:height="2.601cm" svg:x="4.445cm" svg:y="0.7cm" presentation:class="title" presentation:user-transformed="true">
          <draw:text-box>
            <text:p text:style-name="P1"><text:span text:style-name="T1">Prison Database Management System</text:span></text:p>
          </draw:text-box>
        </draw:frame>
        <draw:frame presentation:style-name="pr2" draw:text-style-name="P3" draw:layer="layout" svg:width="25cm" svg:height="6cm" svg:x="1.5cm" svg:y="7.25cm" presentation:class="subtitle" presentation:user-transformed="true">
          <draw:text-box>
            <text:p>A C-based, Prison DBMS By Team PRO1.</text:p>
          </draw:text-box>
        </draw:frame>
        <anim:par presentation:node-type="timing-root">
          <anim:par smil:begin="id1.begin">
            <anim:transitionFilter smil:dur="2s" smil:type="irisWipe" smil:subtype="rectangl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 draw:style-name="dp3" draw:master-page-name="Lights" presentation:presentation-page-layout-name="AL2T1" xml:id="id2" draw:id="id2">
        <office:forms form:automatic-focus="false" form:apply-design-mode="false"/>
        <draw:frame presentation:style-name="pr4" draw:text-style-name="P4" draw:layer="layout" svg:width="25cm" svg:height="2.75cm" svg:x="1.27cm" svg:y="0.635cm" presentation:class="title" presentation:user-transformed="true">
          <draw:text-box>
            <text:p text:style-name="P1"><text:span text:style-name="T2">Introduction</text:span></text:p>
          </draw:text-box>
        </draw:frame>
        <draw:frame presentation:style-name="pr5" draw:text-style-name="P5" draw:layer="layout" svg:width="25cm" svg:height="6cm" svg:x="1.5cm" svg:y="7.25cm" presentation:class="outline" presentation:user-transformed="true">
          <draw:text-box>
            <text:list text:style-name="L2">
              <text:list-header>
                <text:p>This Presentation Covers The Following Aspects Of The Program:</text:p>
              </text:list-header>
              <text:list-item>
                <text:p>A Briefing about the Project, as well insight into the code</text:p>
              </text:list-item>
              <text:list-item>
                <text:p>Elaboration of the Functions and Features integrated into the structured framework</text:p>
              </text:list-item>
              <text:list-item>
                <text:p>Overall Explanation</text:p>
              </text:list-item>
              <text:list-item>
                <text:p>The Pioneers Behind It.</text:p>
                <text:p/>
              </text:list-item>
            </text:list>
          </draw:text-box>
        </draw:frame>
        <anim:par presentation:node-type="timing-root">
          <anim:par smil:begin="id2.begin">
            <anim:transitionFilter smil:dur="2s" smil:type="pushWipe" smil:subtype="fromTop"/>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4" draw:master-page-name="Lights" presentation:presentation-page-layout-name="AL1T0" xml:id="id3" draw:id="id3">
        <office:forms form:automatic-focus="false" form:apply-design-mode="false"/>
        <draw:frame presentation:style-name="pr6" draw:text-style-name="P2" draw:layer="layout" svg:width="19.5cm" svg:height="2.5cm" svg:x="4.445cm" svg:y="0.75cm" presentation:class="title" presentation:user-transformed="true">
          <draw:text-box>
            <text:p text:style-name="P1"><text:span text:style-name="T1">Project Briefing</text:span></text:p>
          </draw:text-box>
        </draw:frame>
        <draw:frame presentation:style-name="pr7" draw:text-style-name="P3" draw:layer="layout" svg:width="25cm" svg:height="10.129cm" svg:x="1.5cm" svg:y="5.186cm" presentation:class="subtitle" presentation:user-transformed="true">
          <draw:text-box>
            <text:p>This Prison DBMS encompasses a variety of features and implementation of various functions which allow it to act as a coherent Prison Management System, containing the relevant manipulation , response and data viewing features along with security functions embedded into the software, ensuring only authorised users can access relevant parts of the Data.</text:p>
          </draw:text-box>
        </draw:frame>
        <anim:par presentation:node-type="timing-root">
          <anim:par smil:begin="id3.begin">
            <anim:transitionFilter smil:dur="2s" smil:type="miscShapeWipe" smil:subtype="circle"/>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4" draw:style-name="dp5" draw:master-page-name="Lights" presentation:presentation-page-layout-name="AL1T0" xml:id="id4" draw:id="id4">
        <office:forms form:automatic-focus="false" form:apply-design-mode="false"/>
        <draw:frame presentation:style-name="pr6" draw:text-style-name="P2" draw:layer="layout" svg:width="19.5cm" svg:height="2.5cm" svg:x="4.445cm" svg:y="0.75cm" presentation:class="title" presentation:user-transformed="true">
          <draw:text-box>
            <text:p text:style-name="P1"><text:span text:style-name="T1">A BIT about the Code.</text:span></text:p>
          </draw:text-box>
        </draw:frame>
        <draw:frame presentation:style-name="pr8" draw:text-style-name="P3" draw:layer="layout" svg:width="25cm" svg:height="8.863cm" svg:x="1.5cm" svg:y="5.819cm" presentation:class="subtitle" presentation:user-transformed="true">
          <draw:text-box>
            <text:p>The code uses a variety of functions, including Flow Control(eg IF else, For, While etc.), Filing, Global and Local Variables, <text:s/>Structures, Strings and File Pointers. These various features combine to form a proper, working system, with the relevant and necessary features and security barriers.</text:p>
          </draw:text-box>
        </draw:frame>
        <anim:par presentation:node-type="timing-root">
          <anim:par smil:begin="id4.begin">
            <anim:transitionFilter smil:dur="2s" smil:type="miscShapeWipe" smil:subtype="topRight"/>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5" draw:style-name="dp6" draw:master-page-name="Lights" presentation:presentation-page-layout-name="AL1T0" xml:id="id5" draw:id="id5">
        <office:forms form:automatic-focus="false" form:apply-design-mode="false"/>
        <draw:frame presentation:style-name="pr6" draw:text-style-name="P2" draw:layer="layout" svg:width="19.5cm" svg:height="2.5cm" svg:x="4.445cm" svg:y="0.75cm" presentation:class="title" presentation:user-transformed="true">
          <draw:text-box>
            <text:p text:style-name="P1"><text:span text:style-name="T1">Libraries Utilized By The Code</text:span></text:p>
          </draw:text-box>
        </draw:frame>
        <draw:frame presentation:style-name="pr2" draw:text-style-name="P3" draw:layer="layout" svg:width="25cm" svg:height="6cm" svg:x="1.5cm" svg:y="7.25cm" presentation:class="subtitle" presentation:user-transformed="true">
          <draw:text-box>
            <text:p>The Libraries that are used in the Prison DBMS are:</text:p>
            <text:p>Conio.h , Stdlib.h , Stdio.h </text:p>
            <text:p>String.h , Time.h</text:p>
          </draw:text-box>
        </draw:frame>
        <anim:par presentation:node-type="timing-root">
          <anim:par smil:begin="id5.begin">
            <anim:transitionFilter smil:dur="2s" smil:type="miscShapeWipe" smil:subtype="horizontal"/>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6" draw:style-name="dp7" draw:master-page-name="Lights" presentation:presentation-page-layout-name="AL1T0" xml:id="id6" draw:id="id6">
        <office:forms form:automatic-focus="false" form:apply-design-mode="false"/>
        <draw:frame presentation:style-name="pr6" draw:text-style-name="P2" draw:layer="layout" svg:width="19.5cm" svg:height="2.5cm" svg:x="4.445cm" svg:y="0.75cm" presentation:class="title" presentation:user-transformed="true">
          <draw:text-box>
            <text:p text:style-name="P1"><text:span text:style-name="T1">Conio.h</text:span></text:p>
          </draw:text-box>
        </draw:frame>
        <draw:frame presentation:style-name="pr2" draw:text-style-name="P3" draw:layer="layout" svg:width="25cm" svg:height="6cm" svg:x="1.5cm" svg:y="7.25cm" presentation:class="subtitle" presentation:user-transformed="true">
          <draw:text-box>
            <text:p>The header file ‘conio.h’ is used in order to provide Console Input/Output. This is really important as without it, one can not get output from the console.</text:p>
          </draw:text-box>
        </draw:frame>
        <anim:par presentation:node-type="timing-root">
          <anim:par smil:begin="id6.begin">
            <anim:transitionFilter smil:dur="2s" smil:type="dissolve"/>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7" draw:style-name="dp8" draw:master-page-name="Lights" presentation:presentation-page-layout-name="AL1T0" xml:id="id7" draw:id="id7">
        <office:forms form:automatic-focus="false" form:apply-design-mode="false"/>
        <draw:frame presentation:style-name="pr6" draw:text-style-name="P2" draw:layer="layout" svg:width="19.5cm" svg:height="2.5cm" svg:x="4.445cm" svg:y="0.75cm" presentation:class="title" presentation:user-transformed="true">
          <draw:text-box>
            <text:p text:style-name="P1"><text:span text:style-name="T1">Stdlib.h</text:span></text:p>
          </draw:text-box>
        </draw:frame>
        <draw:frame presentation:style-name="pr9" draw:text-style-name="P3" draw:layer="layout" svg:width="25cm" svg:height="6.331cm" svg:x="1.5cm" svg:y="7.085cm" presentation:class="subtitle" presentation:user-transformed="true">
          <draw:text-box>
            <text:p>Stdlib.h or Standard Library, is the header of a general purpose standard library containing various functions such as for memory allocation and process control. One important function is exit().</text:p>
          </draw:text-box>
        </draw:frame>
        <anim:par presentation:node-type="timing-root">
          <anim:par smil:begin="id7.begin">
            <anim:transitionFilter smil:dur="2s" smil:type="waterfallWipe" smil:subtype="horizontalRight"/>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8" draw:style-name="dp9" draw:master-page-name="Lights" presentation:presentation-page-layout-name="AL1T0" xml:id="id8" draw:id="id8">
        <office:forms form:automatic-focus="false" form:apply-design-mode="false"/>
        <draw:frame presentation:style-name="pr6" draw:text-style-name="P2" draw:layer="layout" svg:width="19.5cm" svg:height="2.5cm" svg:x="4.445cm" svg:y="0.75cm" presentation:class="title" presentation:user-transformed="true">
          <draw:text-box>
            <text:p text:style-name="P1"><text:span text:style-name="T1">Stdio.h</text:span></text:p>
          </draw:text-box>
        </draw:frame>
        <draw:frame presentation:style-name="pr2" draw:text-style-name="P3" draw:layer="layout" svg:width="25cm" svg:height="6cm" svg:x="1.5cm" svg:y="7.25cm" presentation:class="subtitle" presentation:user-transformed="true">
          <draw:text-box>
            <text:p>Stdio.h or ‘Standard Input/Output’ is similar to conio.h . The difference is, all the input and output functions such as printf are defined in stdio. h.</text:p>
          </draw:text-box>
        </draw:frame>
        <anim:par presentation:node-type="timing-root">
          <anim:par smil:begin="id8.begin">
            <anim:transitionFilter smil:dur="2s" smil:type="miscShapeWipe" smil:subtype="cornersOut"/>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9" draw:style-name="dp10" draw:master-page-name="Lights" presentation:presentation-page-layout-name="AL1T0" xml:id="id9" draw:id="id9">
        <office:forms form:automatic-focus="false" form:apply-design-mode="false"/>
        <draw:frame presentation:style-name="pr6" draw:text-style-name="P2" draw:layer="layout" svg:width="19.5cm" svg:height="2.5cm" svg:x="4.445cm" svg:y="0.75cm" presentation:class="title" presentation:user-transformed="true">
          <draw:text-box>
            <text:p text:style-name="P1"><text:span text:style-name="T1">String.h</text:span></text:p>
          </draw:text-box>
        </draw:frame>
        <draw:frame presentation:style-name="pr2" draw:text-style-name="P3" draw:layer="layout" svg:width="25cm" svg:height="6cm" svg:x="1.5cm" svg:y="7.25cm" presentation:class="subtitle" presentation:user-transformed="true">
          <draw:text-box>
            <text:p>This library is included in order to be able to use string manipulation functions such as strcpy, strcmp, etc.</text:p>
          </draw:text-box>
        </draw:frame>
        <anim:par presentation:node-type="timing-root">
          <anim:par smil:begin="id9.begin">
            <anim:transitionFilter smil:dur="2s" smil:type="slideWipe" smil:subtype="fromTop"/>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10" draw:style-name="dp11" draw:master-page-name="Lights" presentation:presentation-page-layout-name="AL1T0" xml:id="id10" draw:id="id10">
        <office:forms form:automatic-focus="false" form:apply-design-mode="false"/>
        <draw:frame presentation:style-name="pr6" draw:text-style-name="P2" draw:layer="layout" svg:width="19.5cm" svg:height="2.5cm" svg:x="4.445cm" svg:y="0.75cm" presentation:class="title" presentation:user-transformed="true">
          <draw:text-box>
            <text:p text:style-name="P1"><text:span text:style-name="T1">Time.h</text:span></text:p>
          </draw:text-box>
        </draw:frame>
        <draw:frame presentation:style-name="pr2" draw:text-style-name="P3" draw:layer="layout" svg:width="25cm" svg:height="6cm" svg:x="1.5cm" svg:y="7.25cm" presentation:class="subtitle" presentation:user-transformed="true">
          <draw:text-box>
            <text:p>For the scope of this DBMS, this library was used in order to use time in combination with srand for being able to get random numbers.</text:p>
          </draw:text-box>
        </draw:frame>
        <anim:par presentation:node-type="timing-root">
          <anim:par smil:begin="id10.begin">
            <anim:transitionFilter smil:dur="2s" smil:type="miscShapeWipe" smil:subtype="rightCenter"/>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11" draw:style-name="dp10" draw:master-page-name="Lights" presentation:presentation-page-layout-name="AL1T0" xml:id="id11" draw:id="id11">
        <office:forms form:automatic-focus="false" form:apply-design-mode="false"/>
        <draw:frame presentation:style-name="pr6" draw:text-style-name="P7" draw:layer="layout" svg:width="19.5cm" svg:height="2.5cm" svg:x="4.445cm" svg:y="0.75cm" presentation:class="title" presentation:user-transformed="true">
          <draw:text-box>
            <text:p text:style-name="P1"><text:span text:style-name="T3">Functions</text:span></text:p>
          </draw:text-box>
        </draw:frame>
        <draw:frame presentation:style-name="pr10" draw:text-style-name="P8" draw:layer="layout" svg:width="25cm" svg:height="9.955cm" svg:x="1.5cm" svg:y="5.266cm" presentation:class="subtitle" presentation:user-transformed="true">
          <draw:text-box>
            <text:p><text:span text:style-name="T4">The list of functions created and used in the program are as follows:</text:span></text:p>
            <text:p><text:span text:style-name="T4">AddRecord();</text:span></text:p>
            <text:p><text:span text:style-name="T4">ViewRecord(int categ, char clear[10]);</text:span></text:p>
            <text:p><text:span text:style-name="T4">EditRecord();</text:span></text:p>
            <text:p><text:span text:style-name="T4">SearchRecord();</text:span></text:p>
            <text:p><text:span text:style-name="T4">DeleteRecord();</text:span></text:p>
            <text:p><text:span text:style-name="T4">ScheduleViewer(char clear[10]);</text:span></text:p>
            <text:p><text:span text:style-name="T4">VisitingTime();</text:span></text:p>
            <text:p><text:span text:style-name="T4">Feedback(int categ, char clear[10]);</text:span></text:p>
            <text:p><text:span text:style-name="T4">Exit();</text:span></text:p>
            <text:p><text:span text:style-name="T4">AccessChecker(int categ, int selection);</text:span></text:p>
            <text:p><text:span text:style-name="T4">ViewFeedback();</text:span></text:p>
            <text:p><text:span text:style-name="T4">PrisonerViewRecord(int categ, char clear[10]);</text:span></text:p>
            <text:p><text:span text:style-name="T4"/></text:p>
          </draw:text-box>
        </draw:frame>
        <anim:par presentation:node-type="timing-root">
          <anim:par smil:begin="id11.begin">
            <anim:transitionFilter smil:dur="2s" smil:type="slideWipe" smil:subtype="fromTop"/>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12" draw:style-name="dp12" draw:master-page-name="Lights" presentation:presentation-page-layout-name="AL1T0" xml:id="id12" draw:id="id12">
        <office:forms form:automatic-focus="false" form:apply-design-mode="false"/>
        <draw:frame presentation:style-name="pr6" draw:text-style-name="P5" draw:layer="layout" svg:width="19.5cm" svg:height="2.5cm" svg:x="4.445cm" svg:y="0cm" presentation:class="title" presentation:user-transformed="true">
          <draw:text-box>
            <text:p text:style-name="P1">Functions and Their uses.</text:p>
          </draw:text-box>
        </draw:frame>
        <draw:frame draw:style-name="standard" draw:layer="layout" svg:width="27.999cm" svg:height="14.388cm" svg:x="0cm" svg:y="1.889cm">
          <table:table table:template-name="bw" table:use-first-row-styles="true" table:use-banding-rows-styles="true">
            <table:table-column table:style-name="co1"/>
            <table:table-column table:style-name="co2"/>
            <table:table-row table:style-name="ro1" table:default-cell-style-name="bw3">
              <table:table-cell>
                <text:p>AddRecord();</text:p>
              </table:table-cell>
              <table:table-cell/>
            </table:table-row>
            <table:table-row table:style-name="ro1" table:default-cell-style-name="bw2">
              <table:table-cell>
                <text:p>ViewRecord(int categ, char clear[10]);</text:p>
              </table:table-cell>
              <table:table-cell>
                <text:p>This Function is used to View Stored Records</text:p>
              </table:table-cell>
            </table:table-row>
            <table:table-row table:style-name="ro1" table:default-cell-style-name="bw1">
              <table:table-cell>
                <text:p>EditRecord();</text:p>
              </table:table-cell>
              <table:table-cell>
                <text:p>This Function is used to Edit Stored Records</text:p>
              </table:table-cell>
            </table:table-row>
            <table:table-row table:style-name="ro1" table:default-cell-style-name="bw2">
              <table:table-cell>
                <text:p>SearchRecord(); </text:p>
              </table:table-cell>
              <table:table-cell>
                <text:p>This Function is used to Search for a Record</text:p>
              </table:table-cell>
            </table:table-row>
            <table:table-row table:style-name="ro1" table:default-cell-style-name="bw1">
              <table:table-cell>
                <text:p>DeleteRecord();</text:p>
              </table:table-cell>
              <table:table-cell>
                <text:p>This Function is used to Delete <text:s/>Existing Record</text:p>
              </table:table-cell>
            </table:table-row>
            <table:table-row table:style-name="ro1" table:default-cell-style-name="bw2">
              <table:table-cell>
                <text:p text:style-name="P9">ScheduleViewer(char clear[10]);</text:p>
              </table:table-cell>
              <table:table-cell>
                <text:p>This Function is used to Show Cleaner Schedules.</text:p>
              </table:table-cell>
            </table:table-row>
            <table:table-row table:style-name="ro1" table:default-cell-style-name="bw1">
              <table:table-cell>
                <text:p>VisitingTime();</text:p>
              </table:table-cell>
              <table:table-cell>
                <text:p>This Function is used to show the Visiting time.</text:p>
              </table:table-cell>
            </table:table-row>
            <table:table-row table:style-name="ro1" table:default-cell-style-name="bw2">
              <table:table-cell>
                <text:p>Feedback(int categ, char clear[10]);</text:p>
              </table:table-cell>
              <table:table-cell>
                <text:p>This Function is used to Enter Feedback</text:p>
              </table:table-cell>
            </table:table-row>
            <table:table-row table:style-name="ro1" table:default-cell-style-name="bw1">
              <table:table-cell>
                <text:p>Exit();</text:p>
              </table:table-cell>
              <table:table-cell>
                <text:p>This Function is used to exit the program</text:p>
              </table:table-cell>
            </table:table-row>
            <table:table-row table:style-name="ro1" table:default-cell-style-name="bw2">
              <table:table-cell>
                <text:p>AccessChecker(int categ, int selection);</text:p>
              </table:table-cell>
              <table:table-cell>
                <text:p>This Function is used to control function access.</text:p>
              </table:table-cell>
            </table:table-row>
            <table:table-row table:style-name="ro1" table:default-cell-style-name="bw1">
              <table:table-cell>
                <text:p>ViewFeedback();</text:p>
              </table:table-cell>
              <table:table-cell>
                <text:p>This Function is used to View stored feedback</text:p>
              </table:table-cell>
            </table:table-row>
            <table:table-row table:style-name="ro2" table:default-cell-style-name="bw2">
              <table:table-cell>
                <text:p>PrisonerViewRecord(int categ, char clear[10]);</text:p>
              </table:table-cell>
              <table:table-cell>
                <text:p>This Function is used to View a specific record.</text:p>
              </table:table-cell>
            </table:table-row>
          </table:table>
          <draw:image xlink:href="Pictures/TablePreview1.svm" xlink:type="simple" xlink:show="embed" xlink:actuate="onLoad"/>
        </draw:frame>
        <anim:par presentation:node-type="timing-root">
          <anim:par smil:begin="id12.begin">
            <anim:transitionFilter smil:dur="2s" smil:type="random"/>
          </anim:par>
          <anim:seq smil:dur="0s" presentation:node-type="main-sequence"/>
        </anim:par>
        <presentation:notes draw:style-name="dp2">
          <draw:page-thumbnail draw:style-name="gr1" draw:layer="layout" svg:width="14.848cm" svg:height="11.136cm" svg:x="3.075cm" svg:y="2.257cm" draw:page-number="12"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13" draw:style-name="dp13" draw:master-page-name="Lights_5f_" presentation:presentation-page-layout-name="AL1T0" xml:id="id13" draw:id="id13">
        <office:forms form:automatic-focus="false" form:apply-design-mode="false"/>
        <draw:frame presentation:style-name="pr11" draw:text-style-name="P2" draw:layer="layout" svg:width="19.5cm" svg:height="2.601cm" svg:x="4.445cm" svg:y="0.7cm" presentation:class="title" presentation:user-transformed="true">
          <draw:text-box>
            <text:p text:style-name="P1"><text:span text:style-name="T1">3 </text:span><text:span text:style-name="T5">Crucial</text:span><text:span text:style-name="T1"> Functions</text:span></text:p>
          </draw:text-box>
        </draw:frame>
        <draw:frame presentation:style-name="pr12" draw:text-style-name="P11" draw:layer="layout" svg:width="25cm" svg:height="6cm" svg:x="1.5cm" svg:y="7.25cm" presentation:class="subtitle" presentation:user-transformed="true">
          <draw:text-box>
            <text:p text:style-name="P10">3 Functions, custom-built, that were important to putting the entire program together are:</text:p>
            <text:p text:style-name="P10">CategorySelector--&gt; Controlled the selection of the categories, during login</text:p>
            <text:p text:style-name="P10">Login--&gt; <text:s/>Controlled the login process, which involves the user and pass.</text:p>
            <text:p text:style-name="P10">LoginSuccessful--&gt; This function runs when login is successful, and is the main driver function of the program.</text:p>
            <text:p text:style-name="P10">However, we can not forget the main() function, from which a few of the functions of the DBMS Functions execute.</text:p>
          </draw:text-box>
        </draw:frame>
        <anim:par presentation:node-type="timing-root">
          <anim:par smil:begin="id13.begin">
            <anim:transitionFilter smil:dur="2s" smil:type="checkerBoardWipe" smil:subtype="down"/>
          </anim:par>
          <anim:seq smil:dur="0s" presentation:node-type="main-sequence"/>
        </anim:par>
        <presentation:notes draw:style-name="dp14">
          <office:forms form:automatic-focus="false" form:apply-design-mode="false"/>
          <draw:page-thumbnail draw:style-name="gr1" draw:layer="layout" svg:width="14.848cm" svg:height="11.136cm" svg:x="3.075cm" svg:y="2.257cm" draw:page-number="13" presentation:class="page"/>
          <draw:frame presentation:style-name="pr13" draw:text-style-name="P3" draw:layer="layout" svg:width="16.799cm" svg:height="13.364cm" svg:x="2.1cm" svg:y="14.107cm" presentation:class="notes" presentation:placeholder="true" presentation:user-transformed="true">
            <draw:text-box/>
          </draw:frame>
        </presentation:notes>
      </draw:page>
      <draw:page draw:name="page14" draw:style-name="dp9" draw:master-page-name="Lights" presentation:presentation-page-layout-name="AL1T0" xml:id="id14" draw:id="id14">
        <office:forms form:automatic-focus="false" form:apply-design-mode="false"/>
        <draw:frame presentation:style-name="pr6" draw:text-style-name="P5" draw:layer="layout" svg:width="19.5cm" svg:height="2.5cm" svg:x="4.445cm" svg:y="0.75cm" presentation:class="title" presentation:user-transformed="true">
          <draw:text-box>
            <text:p text:style-name="P1">Overall Explanation</text:p>
          </draw:text-box>
        </draw:frame>
        <draw:frame presentation:style-name="pr14" draw:text-style-name="P3" draw:layer="layout" svg:width="25cm" svg:height="7.597cm" svg:x="1.5cm" svg:y="6.452cm" presentation:class="subtitle" presentation:user-transformed="true">
          <draw:text-box>
            <text:p>By combining functions from the libraries as well the more crucial custom-built functions, they result in a functional DBMS, with different users, with different access levels, according to their requirements. This is appropriate, considering the context to be a Prison Environment.</text:p>
          </draw:text-box>
        </draw:frame>
        <anim:par presentation:node-type="timing-root">
          <anim:par smil:begin="id14.begin">
            <anim:transitionFilter smil:dur="2s" smil:type="miscShapeWipe" smil:subtype="cornersOut"/>
          </anim:par>
          <anim:seq smil:dur="0s" presentation:node-type="main-sequence"/>
        </anim:par>
        <presentation:notes draw:style-name="dp2">
          <draw:page-thumbnail draw:style-name="gr1" draw:layer="layout" svg:width="14.848cm" svg:height="11.136cm" svg:x="3.075cm" svg:y="2.257cm" draw:page-number="14"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15" draw:style-name="dp15" draw:master-page-name="Lights" presentation:presentation-page-layout-name="AL1T0" xml:id="id15" draw:id="id15">
        <office:forms form:automatic-focus="false" form:apply-design-mode="false"/>
        <draw:frame presentation:style-name="pr6" draw:text-style-name="P5" draw:layer="layout" svg:width="19.5cm" svg:height="2.5cm" svg:x="4.445cm" svg:y="0.75cm" presentation:class="title" presentation:user-transformed="true">
          <draw:text-box>
            <text:p text:style-name="P1">Input---&gt;Outcome</text:p>
          </draw:text-box>
        </draw:frame>
        <draw:frame presentation:style-name="pr15" draw:text-style-name="P3" draw:layer="layout" svg:width="25cm" svg:height="11.395cm" svg:x="1.5cm" svg:y="4.445cm" presentation:class="subtitle" presentation:user-transformed="true">
          <draw:text-box>
            <text:p>A variety of techniques were employed in order to achieve such a system within the limits of the C language. The proper implementation and utilisation of the library functions was really crucial in helping developing the relevant functions, to perform the task, and perform it well. This involved a lot of thinking and testing to ensure one important thing: Security embedded into Functionality.</text:p>
          </draw:text-box>
        </draw:frame>
        <anim:par presentation:node-type="timing-root">
          <anim:par smil:begin="id15.begin">
            <anim:transitionFilter smil:dur="2s" smil:type="miscShapeWipe" smil:subtype="topLeft"/>
          </anim:par>
          <anim:seq smil:dur="0s" presentation:node-type="main-sequence"/>
        </anim:par>
        <presentation:notes draw:style-name="dp2">
          <draw:page-thumbnail draw:style-name="gr1" draw:layer="layout" svg:width="14.848cm" svg:height="11.136cm" svg:x="3.075cm" svg:y="2.257cm" draw:page-number="15"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16" draw:style-name="dp16" draw:master-page-name="Lights" presentation:presentation-page-layout-name="AL1T0" xml:id="id16" draw:id="id16">
        <office:forms form:automatic-focus="false" form:apply-design-mode="false"/>
        <draw:frame presentation:style-name="pr6" draw:text-style-name="P5" draw:layer="layout" svg:width="19.5cm" svg:height="2.5cm" svg:x="4.445cm" svg:y="0.75cm" presentation:class="title" presentation:user-transformed="true">
          <draw:text-box>
            <text:p text:style-name="P1">Advantages&lt;----&gt;(Dis)Advantages</text:p>
          </draw:text-box>
        </draw:frame>
        <draw:frame presentation:style-name="pr15" draw:text-style-name="P3" draw:layer="layout" svg:width="25cm" svg:height="11.395cm" svg:x="1.5cm" svg:y="4.553cm" presentation:class="subtitle" presentation:user-transformed="true">
          <draw:text-box>
            <text:p>The Advantages are obvious, that there is a working system that can be immediately implemented in such an environment, if required, with proper functionality and a variety of them too. However, with all software-based deployments, there is a risk of data breach in a variety of manners, despite the best efforts of the programmer to ensure the relevant privacy for the end user.</text:p>
          </draw:text-box>
        </draw:frame>
        <anim:par presentation:node-type="timing-root">
          <anim:par smil:begin="id16.begin">
            <anim:transitionFilter smil:dur="2s" smil:type="pushWipe" smil:subtype="combHorizontal"/>
          </anim:par>
          <anim:seq smil:dur="0s" presentation:node-type="main-sequence"/>
        </anim:par>
        <presentation:notes draw:style-name="dp2">
          <draw:page-thumbnail draw:style-name="gr1" draw:layer="layout" svg:width="14.848cm" svg:height="11.136cm" svg:x="3.075cm" svg:y="2.257cm" draw:page-number="16"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17" draw:style-name="dp17" draw:master-page-name="Lights" presentation:presentation-page-layout-name="AL1T0" xml:id="id17" draw:id="id17">
        <office:forms form:automatic-focus="false" form:apply-design-mode="false"/>
        <draw:frame presentation:style-name="pr6" draw:text-style-name="P5" draw:layer="layout" svg:width="19.5cm" svg:height="2.5cm" svg:x="4.445cm" svg:y="0.75cm" presentation:class="title" presentation:user-transformed="true">
          <draw:text-box>
            <text:p text:style-name="P1">IDEA</text:p>
          </draw:text-box>
        </draw:frame>
        <draw:frame presentation:style-name="pr7" draw:text-style-name="P3" draw:layer="layout" svg:width="25cm" svg:height="10.129cm" svg:x="1.5cm" svg:y="5.186cm" presentation:class="subtitle" presentation:user-transformed="true">
          <draw:text-box>
            <text:p>The idea simply came to be, when there was a requirement to achieve something along the lines of developing a DBMS. A Prison System allows one to challenge themselves, as it is an added challenge of security, with not one but multiple layers, with this security having to be maintained throughout the program, in a variety of different manners.</text:p>
          </draw:text-box>
        </draw:frame>
        <anim:par presentation:node-type="timing-root">
          <anim:par smil:begin="id17.begin">
            <anim:transitionFilter smil:dur="2s" smil:type="miscShapeWipe" smil:subtype="bottomLeft"/>
          </anim:par>
          <anim:seq smil:dur="0s" presentation:node-type="main-sequence"/>
        </anim:par>
        <presentation:notes draw:style-name="dp2">
          <draw:page-thumbnail draw:style-name="gr1" draw:layer="layout" svg:width="14.848cm" svg:height="11.136cm" svg:x="3.075cm" svg:y="2.257cm" draw:page-number="17"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18" draw:style-name="dp18" draw:master-page-name="Lights" presentation:presentation-page-layout-name="AL1T0" xml:id="id18" draw:id="id18">
        <office:forms form:automatic-focus="false" form:apply-design-mode="false"/>
        <draw:frame presentation:style-name="pr6" draw:text-style-name="P5" draw:layer="layout" svg:width="19.5cm" svg:height="2.5cm" svg:x="4.445cm" svg:y="0.75cm" presentation:class="title" presentation:user-transformed="true">
          <draw:text-box>
            <text:p text:style-name="P1">Minds Behind the Find.</text:p>
          </draw:text-box>
        </draw:frame>
        <draw:frame presentation:style-name="pr9" draw:text-style-name="P3" draw:layer="layout" svg:width="25cm" svg:height="6.331cm" svg:x="1.5cm" svg:y="7.085cm" presentation:class="subtitle" presentation:user-transformed="true">
          <draw:text-box>
            <text:p>This C-based Prison DBMS has been created through the joint efforts of:</text:p>
            <text:p>Abdullah Shaikh</text:p>
            <text:p>Muhammad Zain</text:p>
            <text:p>Muhammad Umer Wasi</text:p>
          </draw:text-box>
        </draw:frame>
        <anim:par presentation:node-type="timing-root">
          <anim:par smil:begin="id18.begin">
            <anim:transitionFilter smil:dur="2s" smil:type="miscShapeWipe" smil:subtype="diamond"/>
          </anim:par>
          <anim:seq smil:dur="0s" presentation:node-type="main-sequence"/>
        </anim:par>
        <presentation:notes draw:style-name="dp2">
          <draw:page-thumbnail draw:style-name="gr1" draw:layer="layout" svg:width="14.848cm" svg:height="11.136cm" svg:x="3.075cm" svg:y="2.257cm" draw:page-number="18"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19" draw:style-name="dp19" draw:master-page-name="Lights" presentation:presentation-page-layout-name="AL1T0" xml:id="id19" draw:id="id19">
        <draw:frame presentation:style-name="pr1" draw:text-style-name="P5" draw:layer="layout" svg:width="19.5cm" svg:height="2.601cm" svg:x="4.445cm" svg:y="0.7cm" presentation:class="title" presentation:user-transformed="true">
          <draw:text-box>
            <text:p text:style-name="P1">Prison Database Management System</text:p>
          </draw:text-box>
        </draw:frame>
        <draw:frame presentation:style-name="pr2" draw:text-style-name="P3" draw:layer="layout" svg:width="25cm" svg:height="6cm" svg:x="1.5cm" svg:y="7.25cm" presentation:class="subtitle" presentation:user-transformed="true">
          <draw:text-box>
            <text:p>A C-based, Prison DBMS By Team PRO1.</text:p>
          </draw:text-box>
        </draw:frame>
        <anim:par presentation:node-type="timing-root">
          <anim:par smil:begin="id19.begin">
            <anim:transitionFilter smil:dur="2s" smil:type="miscShapeWipe" smil:subtype="vertical"/>
          </anim:par>
          <anim:seq smil:dur="0s" presentation:node-type="main-sequence"/>
        </anim:par>
        <presentation:notes draw:style-name="dp2">
          <draw:page-thumbnail draw:style-name="gr1" draw:layer="layout" svg:width="14.848cm" svg:height="11.136cm" svg:x="3.075cm" svg:y="2.257cm" draw:page-number="19"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0" draw:style-name="dp20" draw:master-page-name="Lights" presentation:presentation-page-layout-name="AL1T0" xml:id="id20" draw:id="id20">
        <draw:frame presentation:style-name="pr6" draw:text-style-name="P5" draw:layer="layout" svg:width="19.5cm" svg:height="2.5cm" svg:x="4.445cm" svg:y="0.75cm" presentation:class="title" presentation:user-transformed="true">
          <draw:text-box>
            <text:p text:style-name="P1">Gratitude.</text:p>
          </draw:text-box>
        </draw:frame>
        <draw:frame presentation:style-name="pr2" draw:text-style-name="P3" draw:layer="layout" svg:width="25cm" svg:height="6cm" svg:x="1.5cm" svg:y="7.25cm" presentation:class="subtitle" presentation:user-transformed="true">
          <draw:text-box>
            <text:p>Thank You For Your Time!</text:p>
          </draw:text-box>
        </draw:frame>
        <anim:par presentation:node-type="timing-root">
          <anim:par smil:begin="id20.begin">
            <anim:transitionFilter smil:dur="2s" smil:type="zoom" smil:subtype="rotateIn"/>
          </anim:par>
          <anim:seq smil:dur="0s" presentation:node-type="main-sequence"/>
        </anim:par>
        <presentation:notes draw:style-name="dp2">
          <draw:page-thumbnail draw:style-name="gr1" draw:layer="layout" svg:width="14.848cm" svg:height="11.136cm" svg:x="3.075cm" svg:y="2.257cm" draw:page-number="20"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1" svg:font-family="'Liberation Sans'" style:font-family-generic="roman" style:font-pitch="variable"/>
    <style:font-face style:name="Liberation Sans" svg:font-family="'Liberation Sans'" style:font-adornments="Normal"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6" draw:display-name="Gradient 6" draw:style="linear" draw:start-color="#000032" draw:end-color="#f60063" draw:start-intensity="100%" draw:end-intensity="100%" draw:angle="20deg" draw:border="3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1"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dee6ef" draw:marker-start-width="0.29cm" draw:marker-start-center="false" draw:marker-end-width="0.29cm" draw:marker-end-center="false" draw:fill="solid" draw:fill-color="#3465a4" draw:textarea-horizontal-align="justify" draw:auto-grow-height="false" fo:padding-top="0.125cm" fo:padding-bottom="0.125cm" fo:padding-left="0.25cm" fo:padding-right="0.25cm" fo:wrap-option="wrap" draw:shadow="visible" draw:shadow-offset-x="0.07cm" draw:shadow-offset-y="0.07cm" draw:shadow-color="#3465a4"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dee6ef" draw:fill="none" draw:shadow="visibl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color="#ffbf00" draw:fill="solid" draw:fill-color="#729fcf"/>
    </style:style>
    <style:style style:name="Accent_20_2" style:display-name="Accent 2" style:family="graphic" style:parent-style-name="Accent">
      <style:graphic-properties svg:stroke-color="#ffbf00" draw:fill="solid" draw:fill-color="#3465a4"/>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1"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style-name="Normal" style:font-family-generic="roman" style:font-pitch="variable" fo:font-size="14pt" style:letter-kerning="true" style:font-size-asian="14pt" style:font-size-complex="14pt"/>
    </style:style>
    <style:style style:name="BrightBlue-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false"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loext:opacity="0%" style:text-outline="false" style:text-line-through-style="none" style:text-line-through-type="none" style:font-name="Liberation Sans1"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4pt" style:font-size-asian="24pt" style:font-size-complex="24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pt" style:font-size-asian="16pt" style:font-size-complex="16pt"/>
    </style:style>
    <style:style style:name="BrightBlue-outline5" style:family="presentation" style:parent-style-name="BrightBlue-outline4">
      <style:paragraph-properties fo:margin-left="0cm" fo:margin-right="0cm" fo:margin-top="0cm" fo:margin-bottom="0.081cm" fo:text-indent="0cm"/>
    </style:style>
    <style:style style:name="BrightBlue-outline6" style:family="presentation" style:parent-style-name="BrightBlue-outline5"/>
    <style:style style:name="BrightBlue-outline7" style:family="presentation" style:parent-style-name="BrightBlue-outline6"/>
    <style:style style:name="BrightBlue-outline8" style:family="presentation" style:parent-style-name="BrightBlue-outline7"/>
    <style:style style:name="BrightBlue-outline9" style:family="presentation" style:parent-style-name="BrightBlue-outline8"/>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style style:name="Lights-background" style:family="presentation">
      <style:graphic-properties draw:stroke="none" draw:fill="none" style:repeat="stretch"/>
      <style:text-properties style:letter-kerning="true"/>
    </style:style>
    <style:style style:name="Lights-backgroundobjects" style:family="presentation">
      <style:graphic-properties draw:textarea-horizontal-align="justify" draw:textarea-vertical-align="bottom" draw:shadow="hidden" draw:shadow-offset-x="0.2cm" draw:shadow-offset-y="0.2cm" draw:shadow-color="#808080"/>
      <style:text-properties fo:color="#ffffff" loext:opacity="100%"/>
    </style:style>
    <style:style style:name="Ligh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Lights-outline1" style:family="presentation">
      <style:graphic-properties draw:stroke="none" draw:fill="none" draw:auto-grow-height="false" draw:fit-to-size="false" style:shrink-to-fit="true">
        <text:list-style style:name="Light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3cm" fo:text-indent="0cm"/>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outline2" style:family="presentation" style:parent-style-name="Lights-outline1">
      <style:paragraph-properties fo:margin-left="0cm" fo:margin-right="0cm" fo:margin-top="0cm" fo:margin-bottom="0.298cm" fo:text-indent="0cm"/>
      <style:text-properties fo:font-size="21pt" style:font-size-asian="21pt" style:font-size-complex="21pt"/>
    </style:style>
    <style:style style:name="Lights-outline3" style:family="presentation" style:parent-style-name="Lights-outline2">
      <style:paragraph-properties fo:margin-left="0cm" fo:margin-right="0cm" fo:margin-top="0cm" fo:margin-bottom="0.223cm" fo:text-indent="0cm"/>
      <style:text-properties fo:font-size="18pt" style:font-size-asian="18pt" style:font-size-complex="18pt"/>
    </style:style>
    <style:style style:name="Lights-outline4" style:family="presentation" style:parent-style-name="Lights-outline3">
      <style:paragraph-properties fo:margin-left="0cm" fo:margin-right="0cm" fo:margin-top="0cm" fo:margin-bottom="0.15cm" fo:text-indent="0cm"/>
      <style:text-properties fo:font-size="15pt" style:font-size-asian="15pt" style:font-size-complex="15pt"/>
    </style:style>
    <style:style style:name="Lights-outline5" style:family="presentation" style:parent-style-name="Lights-outline4">
      <style:paragraph-properties fo:margin-left="0cm" fo:margin-right="0cm" fo:margin-top="0cm" fo:margin-bottom="0.075cm" fo:text-indent="0cm"/>
      <style:text-properties fo:font-size="15pt"/>
    </style:style>
    <style:style style:name="Lights-outline6" style:family="presentation" style:parent-style-name="Lights-outline5">
      <style:paragraph-properties fo:margin-left="0cm" fo:margin-right="0cm" fo:margin-top="0cm" fo:margin-bottom="0.075cm" fo:text-indent="0cm"/>
      <style:text-properties fo:font-size="15pt"/>
    </style:style>
    <style:style style:name="Lights-outline7" style:family="presentation" style:parent-style-name="Lights-outline6">
      <style:paragraph-properties fo:margin-left="0cm" fo:margin-right="0cm" fo:margin-top="0cm" fo:margin-bottom="0.075cm" fo:text-indent="0cm"/>
      <style:text-properties fo:font-size="15pt"/>
    </style:style>
    <style:style style:name="Lights-outline8" style:family="presentation" style:parent-style-name="Lights-outline7">
      <style:paragraph-properties fo:margin-left="0cm" fo:margin-right="0cm" fo:margin-top="0cm" fo:margin-bottom="0.075cm" fo:text-indent="0cm"/>
      <style:text-properties fo:font-size="15pt"/>
    </style:style>
    <style:style style:name="Lights-outline9" style:family="presentation" style:parent-style-name="Lights-outline8">
      <style:paragraph-properties fo:margin-left="0cm" fo:margin-right="0cm" fo:margin-top="0cm" fo:margin-bottom="0.075cm" fo:text-indent="0cm"/>
      <style:text-properties fo:font-size="15pt"/>
    </style:style>
    <style:style style:name="Lights-subtitle" style:family="presentation">
      <style:graphic-properties draw:stroke="none" draw:fill="none" draw:fill-image-width="0cm" draw:fill-image-height="0cm" draw:textarea-vertical-align="middle">
        <text:list-style style:name="Ligh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title" style:family="presentation">
      <style:graphic-properties draw:stroke="none" draw:fill="none" draw:textarea-vertical-align="middle">
        <text:list-style style:name="Ligh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Lights_5f_-background" style:display-name="Lights_-background" style:family="presentation">
      <style:graphic-properties draw:stroke="none" draw:fill="none" style:repeat="stretch"/>
      <style:text-properties style:letter-kerning="true"/>
    </style:style>
    <style:style style:name="Lights_5f_-backgroundobjects" style:display-name="Lights_-backgroundobjects" style:family="presentation">
      <style:graphic-properties draw:textarea-horizontal-align="justify" draw:textarea-vertical-align="bottom" draw:shadow="hidden" draw:shadow-offset-x="0.2cm" draw:shadow-offset-y="0.2cm" draw:shadow-color="#808080"/>
      <style:text-properties fo:color="#ffffff" loext:opacity="100%"/>
    </style:style>
    <style:style style:name="Lights_5f_-notes" style:display-name="Lights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Lights_5f_-outline1" style:display-name="Lights_-outline1" style:family="presentation">
      <style:graphic-properties draw:stroke="none" draw:fill="none" draw:auto-grow-height="false" draw:fit-to-size="false" style:shrink-to-fit="true">
        <text:list-style style:name="Lights_5f_-outline1" style:display-name="Lights_-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3cm" fo:text-indent="0cm"/>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_5f_-outline2" style:display-name="Lights_-outline2" style:family="presentation" style:parent-style-name="Lights_5f_-outline1">
      <style:paragraph-properties fo:margin-left="0cm" fo:margin-right="0cm" fo:margin-top="0cm" fo:margin-bottom="0.298cm" fo:text-indent="0cm"/>
      <style:text-properties fo:font-size="21pt" style:font-size-asian="21pt" style:font-size-complex="21pt"/>
    </style:style>
    <style:style style:name="Lights_5f_-outline3" style:display-name="Lights_-outline3" style:family="presentation" style:parent-style-name="Lights_5f_-outline2">
      <style:paragraph-properties fo:margin-left="0cm" fo:margin-right="0cm" fo:margin-top="0cm" fo:margin-bottom="0.223cm" fo:text-indent="0cm"/>
      <style:text-properties fo:font-size="18pt" style:font-size-asian="18pt" style:font-size-complex="18pt"/>
    </style:style>
    <style:style style:name="Lights_5f_-outline4" style:display-name="Lights_-outline4" style:family="presentation" style:parent-style-name="Lights_5f_-outline3">
      <style:paragraph-properties fo:margin-left="0cm" fo:margin-right="0cm" fo:margin-top="0cm" fo:margin-bottom="0.15cm" fo:text-indent="0cm"/>
      <style:text-properties fo:font-size="15pt" style:font-size-asian="15pt" style:font-size-complex="15pt"/>
    </style:style>
    <style:style style:name="Lights_5f_-outline5" style:display-name="Lights_-outline5" style:family="presentation" style:parent-style-name="Lights_5f_-outline4">
      <style:paragraph-properties fo:margin-left="0cm" fo:margin-right="0cm" fo:margin-top="0cm" fo:margin-bottom="0.075cm" fo:text-indent="0cm"/>
      <style:text-properties fo:font-size="15pt"/>
    </style:style>
    <style:style style:name="Lights_5f_-outline6" style:display-name="Lights_-outline6" style:family="presentation" style:parent-style-name="Lights_5f_-outline5">
      <style:paragraph-properties fo:margin-left="0cm" fo:margin-right="0cm" fo:margin-top="0cm" fo:margin-bottom="0.075cm" fo:text-indent="0cm"/>
      <style:text-properties fo:font-size="15pt"/>
    </style:style>
    <style:style style:name="Lights_5f_-outline7" style:display-name="Lights_-outline7" style:family="presentation" style:parent-style-name="Lights_5f_-outline6">
      <style:paragraph-properties fo:margin-left="0cm" fo:margin-right="0cm" fo:margin-top="0cm" fo:margin-bottom="0.075cm" fo:text-indent="0cm"/>
      <style:text-properties fo:font-size="15pt"/>
    </style:style>
    <style:style style:name="Lights_5f_-outline8" style:display-name="Lights_-outline8" style:family="presentation" style:parent-style-name="Lights_5f_-outline7">
      <style:paragraph-properties fo:margin-left="0cm" fo:margin-right="0cm" fo:margin-top="0cm" fo:margin-bottom="0.075cm" fo:text-indent="0cm"/>
      <style:text-properties fo:font-size="15pt"/>
    </style:style>
    <style:style style:name="Lights_5f_-outline9" style:display-name="Lights_-outline9" style:family="presentation" style:parent-style-name="Lights_5f_-outline8">
      <style:paragraph-properties fo:margin-left="0cm" fo:margin-right="0cm" fo:margin-top="0cm" fo:margin-bottom="0.075cm" fo:text-indent="0cm"/>
      <style:text-properties fo:font-size="15pt"/>
    </style:style>
    <style:style style:name="Lights_5f_-subtitle" style:display-name="Lights_-subtitle" style:family="presentation">
      <style:graphic-properties draw:stroke="none" draw:fill="none" draw:fill-image-width="0cm" draw:fill-image-height="0cm" draw:textarea-vertical-align="middle">
        <text:list-style style:name="Lights_5f_-subtitle" style:display-name="Lights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_5f_-title" style:display-name="Lights_-title" style:family="presentation">
      <style:graphic-properties draw:stroke="none" draw:fill="none" draw:textarea-vertical-align="middle">
        <text:list-style style:name="Lights_5f_-title" style:display-name="Lights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2">
      <style:graphic-properties draw:textarea-vertical-align="middle" fo:min-height="3.25cm" fo:min-width="21.5cm"/>
    </style:style>
    <style:style style:name="Mgr4" style:family="graphic" style:parent-style-name="standard">
      <style:graphic-properties draw:stroke="none" draw:fill="gradient" draw:fill-gradient-name="Gradient_20_6" draw:gradient-step-count="0" draw:auto-grow-height="false" fo:min-height="15.75cm" fo:min-width="28cm"/>
    </style:style>
    <style:style style:name="Mgr5" style:family="graphic" style:parent-style-name="standard">
      <style:graphic-properties draw:stroke="none" draw:fill="none" draw:fill-color="#ffffff"/>
    </style:style>
    <style:style style:name="Mgr6" style:family="graphic" style:parent-style-name="standard">
      <style:graphic-properties draw:stroke="none" draw:fill-color="#ffffff" draw:opacity="30%" draw:auto-grow-height="false" fo:min-height="2.476cm" fo:min-width="2.83cm"/>
    </style:style>
    <style:style style:name="Mgr7" style:family="graphic" style:parent-style-name="standard">
      <style:graphic-properties draw:stroke="none" draw:fill-color="#ffffff" draw:opacity="20%" draw:auto-grow-height="false" fo:min-height="2.122cm" fo:min-width="2.476cm"/>
    </style:style>
    <style:style style:name="Mgr8" style:family="graphic" style:parent-style-name="standard">
      <style:graphic-properties draw:stroke="none" draw:fill-color="#ffffff" draw:opacity="20%" draw:auto-grow-height="false" fo:min-height="2.652cm" fo:min-width="2.83cm"/>
    </style:style>
    <style:style style:name="Mgr9" style:family="graphic" style:parent-style-name="standard">
      <style:graphic-properties draw:stroke="none" draw:fill-color="#ffffff" draw:opacity="20%" draw:auto-grow-height="false" fo:min-height="1.414cm" fo:min-width="1.414cm"/>
    </style:style>
    <style:style style:name="Mgr10" style:family="graphic" style:parent-style-name="standard">
      <style:graphic-properties draw:stroke="none" draw:fill-color="#ffffff" draw:opacity="10%" draw:auto-grow-height="false" fo:min-height="1.414cm" fo:min-width="1.414cm"/>
    </style:style>
    <style:style style:name="Mgr11" style:family="graphic" style:parent-style-name="standard">
      <style:graphic-properties draw:stroke="none" draw:fill-color="#ffffff" draw:opacity="15%" draw:auto-grow-height="false" fo:min-height="2.476cm" fo:min-width="3.182cm"/>
    </style:style>
    <style:style style:name="Mgr12" style:family="graphic" style:parent-style-name="standard">
      <style:graphic-properties draw:stroke="none" draw:fill-color="#ffffff" draw:opacity="30%" draw:auto-grow-height="false" fo:min-height="1.414cm" fo:min-width="1.414cm"/>
    </style:style>
    <style:style style:name="Mgr13" style:family="graphic" style:parent-style-name="standard">
      <style:graphic-properties draw:stroke="none" draw:fill-color="#ffffff" draw:opacity="20%" draw:auto-grow-height="false" fo:min-height="1.656cm" fo:min-width="2.122cm"/>
    </style:style>
    <style:style style:name="Mgr14" style:family="graphic" style:parent-style-name="standard">
      <style:graphic-properties draw:stroke="none" draw:fill-color="#ffffff" draw:opacity="25%" draw:auto-grow-height="false" fo:min-height="1.768cm" fo:min-width="1.768cm"/>
    </style:style>
    <style:style style:name="Mgr15" style:family="graphic" style:parent-style-name="standard">
      <style:graphic-properties draw:stroke="none" draw:fill="gradient" draw:fill-gradient-name="Gradient_20_6" draw:gradient-step-count="0" draw:auto-grow-height="false" fo:min-height="15.5cm" fo:min-width="27.5cm"/>
    </style:style>
    <style:style style:name="Mgr16" style:family="graphic" style:parent-style-name="standard">
      <style:graphic-properties draw:stroke="none" draw:fill-color="#ffffff" draw:opacity="30%" draw:auto-grow-height="false" fo:min-height="2.226cm" fo:min-width="2.33cm"/>
    </style:style>
    <style:style style:name="Mgr17" style:family="graphic" style:parent-style-name="standard">
      <style:graphic-properties draw:stroke="none" draw:fill-color="#ffffff" draw:opacity="20%" draw:auto-grow-height="false" fo:min-height="1.872cm" fo:min-width="1.976cm"/>
    </style:style>
    <style:style style:name="Mgr18" style:family="graphic" style:parent-style-name="standard">
      <style:graphic-properties draw:stroke="none" draw:fill-color="#ffffff" draw:opacity="20%" draw:auto-grow-height="false" fo:min-height="2.402cm" fo:min-width="2.33cm"/>
    </style:style>
    <style:style style:name="Mgr19" style:family="graphic" style:parent-style-name="standard">
      <style:graphic-properties draw:stroke="none" draw:fill-color="#ffffff" draw:opacity="20%" draw:auto-grow-height="false" fo:min-height="1.164cm" fo:min-width="0.914cm"/>
    </style:style>
    <style:style style:name="Mgr20" style:family="graphic" style:parent-style-name="standard">
      <style:graphic-properties draw:stroke="none" draw:fill-color="#ffffff" draw:opacity="10%" draw:auto-grow-height="false" fo:min-height="1.164cm" fo:min-width="0.914cm"/>
    </style:style>
    <style:style style:name="Mgr21" style:family="graphic" style:parent-style-name="standard">
      <style:graphic-properties draw:stroke="none" draw:fill-color="#ffffff" draw:opacity="15%" draw:auto-grow-height="false" fo:min-height="2.226cm" fo:min-width="2.682cm"/>
    </style:style>
    <style:style style:name="Mgr22" style:family="graphic" style:parent-style-name="standard">
      <style:graphic-properties draw:stroke="none" draw:fill-color="#ffffff" draw:opacity="30%" draw:auto-grow-height="false" fo:min-height="1.164cm" fo:min-width="0.914cm"/>
    </style:style>
    <style:style style:name="Mgr23" style:family="graphic" style:parent-style-name="standard">
      <style:graphic-properties draw:stroke="none" draw:fill-color="#ffffff" draw:opacity="20%" draw:auto-grow-height="false" fo:min-height="1.406cm" fo:min-width="1.622cm"/>
    </style:style>
    <style:style style:name="Mgr24" style:family="graphic" style:parent-style-name="standard">
      <style:graphic-properties draw:stroke="none" draw:fill-color="#ffffff" draw:opacity="25%" draw:auto-grow-height="false" fo:min-height="1.518cm" fo:min-width="1.268cm"/>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Lights-backgroundobjects">
      <style:graphic-properties draw:stroke="none" draw:fill="none" draw:fill-color="#ffffff" draw:auto-grow-height="false" fo:min-height="1.449cm"/>
      <style:paragraph-properties style:writing-mode="lr-tb"/>
    </style:style>
    <style:style style:name="Mpr5" style:family="presentation" style:parent-style-name="Lights-backgroundobjects">
      <style:graphic-properties draw:stroke="none" draw:fill="none" draw:fill-color="#ffffff" draw:auto-grow-height="false" fo:min-height="1.485cm"/>
      <style:paragraph-properties style:writing-mode="lr-tb"/>
    </style:style>
    <style:style style:name="Mpr6" style:family="presentation" style:parent-style-name="Lights-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Lights_5f_-backgroundobjects">
      <style:graphic-properties draw:stroke="none" draw:fill="none" draw:fill-color="#ffffff" draw:auto-grow-height="false" fo:min-height="1.449cm"/>
      <style:paragraph-properties style:writing-mode="lr-tb"/>
    </style:style>
    <style:style style:name="Mpr8" style:family="presentation" style:parent-style-name="Lights_5f_-backgroundobjects">
      <style:graphic-properties draw:stroke="none" draw:fill="none" draw:fill-color="#ffffff" draw:auto-grow-height="false" fo:min-height="1.485cm"/>
      <style:paragraph-properties style:writing-mode="lr-tb"/>
    </style:style>
    <style:style style:name="Mpr9" style:family="presentation" style:parent-style-name="Lights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gradient" draw:fill-gradient-name="Gradient_20_6" draw:gradient-step-count="0"/>
      <style:paragraph-properties fo:text-align="center"/>
    </style:style>
    <style:style style:name="MP8" style:family="paragraph">
      <loext:graphic-properties draw:fill="none" draw:fill-color="#ffffff"/>
    </style:style>
    <style:style style:name="MP9" style:family="paragraph">
      <loext:graphic-properties draw:fill-color="#ffffff" draw:opacity="30%"/>
      <style:paragraph-properties fo:text-align="center"/>
    </style:style>
    <style:style style:name="MP10" style:family="paragraph">
      <loext:graphic-properties draw:fill-color="#ffffff" draw:opacity="20%"/>
      <style:paragraph-properties fo:text-align="center"/>
    </style:style>
    <style:style style:name="MP11" style:family="paragraph">
      <loext:graphic-properties draw:fill-color="#ffffff" draw:opacity="10%"/>
      <style:paragraph-properties fo:text-align="center"/>
    </style:style>
    <style:style style:name="MP12" style:family="paragraph">
      <loext:graphic-properties draw:fill-color="#ffffff" draw:opacity="15%"/>
      <style:paragraph-properties fo:text-align="center"/>
    </style:style>
    <style:style style:name="MP13" style:family="paragraph">
      <loext:graphic-properties draw:fill-color="#ffffff" draw:opacity="25%"/>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draw:custom-shape draw:style-name="Mgr3" draw:layer="backgroundobjects" svg:width="21.5cm" svg:height="3.25cm" svg:x="0.1cm" svg:y="0.25cm">
        <text:p/>
        <draw:enhanced-geometry svg:viewBox="0 0 21600 21600" draw:type="rectangle" draw:enhanced-path="M 0 0 L 21600 0 21600 21600 0 21600 0 0 Z N"/>
      </draw:custom-shape>
      <draw:frame presentation:style-name="BrightBlue-title" draw:layer="backgroundobjects" svg:width="19.5cm" svg:height="2.5cm" svg:x="1.4cm" svg:y="0.75cm" presentation:class="title" presentation:placeholder="true">
        <draw:text-box/>
      </draw:frame>
      <draw:frame presentation:style-name="BrightBlue-outline1" draw:layer="backgroundobjects" svg:width="25cm" svg:height="9.5cm" svg:x="1.5cm" svg:y="4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6" draw:layer="backgroundobjects" svg:width="8.875cm" svg:height="1.085cm" svg:x="9.575cm" svg:y="14.347cm" presentation:class="footer">
        <draw:text-box>
          <text:p text:style-name="MP5"><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 style:page-layout-name="PM1" draw:style-name="Mdp2">
      <office:forms form:automatic-focus="false" form:apply-design-mode="false"/>
      <draw:custom-shape draw:style-name="Mgr4" draw:text-style-name="MP7" draw:layer="backgroundobjects" svg:width="28cm" svg:height="15.75cm" svg:x="0cm" svg:y="0cm">
        <text:p/>
        <draw:enhanced-geometry svg:viewBox="0 0 21600 21600" draw:type="rectangle" draw:enhanced-path="M 0 0 L 21600 0 21600 21600 0 21600 0 0 Z N"/>
      </draw:custom-shape>
      <draw:frame presentation:style-name="Lights-title" draw:layer="backgroundobjects" svg:width="25cm" svg:height="2.75cm" svg:x="1.5cm" svg:y="4cm" presentation:class="title" presentation:placeholder="true">
        <draw:text-box/>
      </draw:frame>
      <draw:frame draw:style-name="Mgr5" draw:text-style-name="MP8" draw:layer="backgroundobjects" svg:width="25cm" svg:height="6cm" svg:x="1.5cm" svg:y="7.25cm">
        <draw:text-box>
          <text:p/>
        </draw:text-box>
      </draw:frame>
      <draw:frame presentation:style-name="Mpr4" draw:text-style-name="MP2" draw:layer="backgroundobjects" svg:width="6.5cm" svg:height="1.09cm" svg:x="0.5cm" svg:y="14.25cm" presentation:class="date-time">
        <draw:text-box>
          <text:p text:style-name="MP1"><text:span text:style-name="MT1"><presentation:date-time/></text:span></text:p>
        </draw:text-box>
      </draw:frame>
      <draw:frame presentation:style-name="Mpr4" draw:text-style-name="MP6" draw:layer="backgroundobjects" svg:width="9cm" svg:height="1.09cm" svg:x="9.5cm" svg:y="14.25cm" presentation:class="footer">
        <draw:text-box>
          <text:p text:style-name="MP5"><text:span text:style-name="MT1"><presentation:footer/></text:span></text:p>
        </draw:text-box>
      </draw:frame>
      <draw:frame presentation:style-name="Mpr4" draw:text-style-name="MP4" draw:layer="backgroundobjects" svg:width="6.5cm" svg:height="1.09cm" svg:x="21cm" svg:y="14.25cm" presentation:class="page-number">
        <draw:text-box>
          <text:p text:style-name="MP3"><text:span text:style-name="MT1"><text:page-number>&lt;number&gt;</text:page-number></text:span></text:p>
        </draw:text-box>
      </draw:frame>
      <draw:custom-shape draw:style-name="Mgr6" draw:text-style-name="MP9" draw:layer="backgroundobjects" svg:width="4cm" svg:height="3.5cm" svg:x="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6" draw:text-style-name="MP9" draw:layer="backgroundobjects" svg:width="4cm" svg:height="3.5cm" svg:x="20.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10" draw:layer="backgroundobjects" svg:width="3.5cm" svg:height="3cm" svg:x="2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8" draw:text-style-name="MP10" draw:layer="backgroundobjects" svg:width="4cm" svg:height="3.75cm" svg:x="-0.5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10" draw:layer="backgroundobjects" svg:width="2cm" svg:height="2cm" svg:x="1.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0" draw:text-style-name="MP11" draw:layer="backgroundobjects" svg:width="2cm" svg:height="2cm" svg:x="0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1" draw:text-style-name="MP12" draw:layer="backgroundobjects" svg:width="4.5cm" svg:height="3.5cm" svg:x="0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2" draw:text-style-name="MP9" draw:layer="backgroundobjects" svg:width="2cm" svg:height="2cm" svg:x="27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0" draw:text-style-name="MP11" draw:layer="backgroundobjects" svg:width="2cm" svg:height="2cm" svg:x="26.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3" draw:text-style-name="MP10" draw:layer="backgroundobjects" svg:width="3cm" svg:height="2.34cm" svg:x="22.5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4" draw:text-style-name="MP13" draw:layer="backgroundobjects" svg:width="2.5cm" svg:height="2.5cm" svg:x="22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outline1" draw:layer="backgroundobjects" svg:width="25.199cm" svg:height="9.134cm" svg:x="1.4cm" svg:y="3.685cm" presentation:class="outline" presentation:placeholder="true">
        <draw:text-box/>
      </draw:frame>
      <presentation:notes style:page-layout-name="PM0">
        <office:forms form:automatic-focus="false" form:apply-design-mode="false"/>
        <draw:page-thumbnail presentation:style-name="Lights-title" draw:layer="backgroundobjects" svg:width="14.848cm" svg:height="11.136cm" svg:x="3.075cm" svg:y="2.257cm" presentation:class="page"/>
        <draw:frame presentation:style-name="Lights-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_5f_" style:display-name="Lights_" style:page-layout-name="PM1" draw:style-name="Mdp2">
      <office:forms form:automatic-focus="false" form:apply-design-mode="false"/>
      <draw:custom-shape draw:style-name="Mgr15" draw:text-style-name="MP7" draw:layer="backgroundobjects" svg:width="28cm" svg:height="15.75cm" svg:x="0cm" svg:y="0cm">
        <text:p/>
        <draw:enhanced-geometry svg:viewBox="0 0 21600 21600" draw:type="rectangle" draw:enhanced-path="M 0 0 L 21600 0 21600 21600 0 21600 0 0 Z N"/>
      </draw:custom-shape>
      <draw:frame presentation:style-name="Lights_5f_-title" draw:layer="backgroundobjects" svg:width="25cm" svg:height="2.75cm" svg:x="1.5cm" svg:y="4cm" presentation:class="title" presentation:placeholder="true">
        <draw:text-box/>
      </draw:frame>
      <draw:frame draw:style-name="Mgr5" draw:text-style-name="MP8" draw:layer="backgroundobjects" svg:width="25cm" svg:height="6cm" svg:x="1.5cm" svg:y="7.25cm">
        <draw:text-box>
          <text:p/>
        </draw:text-box>
      </draw:frame>
      <draw:frame presentation:style-name="Mpr7" draw:text-style-name="MP2" draw:layer="backgroundobjects" svg:width="6.5cm" svg:height="1.09cm" svg:x="0.5cm" svg:y="14.25cm" presentation:class="date-time">
        <draw:text-box>
          <text:p text:style-name="MP1"><text:span text:style-name="MT1"><presentation:date-time/></text:span></text:p>
        </draw:text-box>
      </draw:frame>
      <draw:frame presentation:style-name="Mpr7" draw:text-style-name="MP6" draw:layer="backgroundobjects" svg:width="9cm" svg:height="1.09cm" svg:x="9.5cm" svg:y="14.25cm" presentation:class="footer">
        <draw:text-box>
          <text:p text:style-name="MP5"><text:span text:style-name="MT1"><presentation:footer/></text:span></text:p>
        </draw:text-box>
      </draw:frame>
      <draw:frame presentation:style-name="Mpr7" draw:text-style-name="MP4" draw:layer="backgroundobjects" svg:width="6.5cm" svg:height="1.09cm" svg:x="21cm" svg:y="14.25cm" presentation:class="page-number">
        <draw:text-box>
          <text:p text:style-name="MP3"><text:span text:style-name="MT1"><text:page-number>&lt;number&gt;</text:page-number></text:span></text:p>
        </draw:text-box>
      </draw:frame>
      <draw:custom-shape draw:style-name="Mgr16" draw:text-style-name="MP9" draw:layer="backgroundobjects" svg:width="4cm" svg:height="3.5cm" svg:x="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6" draw:text-style-name="MP9" draw:layer="backgroundobjects" svg:width="4cm" svg:height="3.5cm" svg:x="20.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7" draw:text-style-name="MP10" draw:layer="backgroundobjects" svg:width="3.5cm" svg:height="3cm" svg:x="2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8" draw:text-style-name="MP10" draw:layer="backgroundobjects" svg:width="4cm" svg:height="3.75cm" svg:x="-0.5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0" draw:layer="backgroundobjects" svg:width="2cm" svg:height="2cm" svg:x="1.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0" draw:text-style-name="MP11" draw:layer="backgroundobjects" svg:width="2cm" svg:height="2cm" svg:x="0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1" draw:text-style-name="MP12" draw:layer="backgroundobjects" svg:width="4.5cm" svg:height="3.5cm" svg:x="0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2" draw:text-style-name="MP9" draw:layer="backgroundobjects" svg:width="2cm" svg:height="2cm" svg:x="27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0" draw:text-style-name="MP11" draw:layer="backgroundobjects" svg:width="2cm" svg:height="2cm" svg:x="26.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10" draw:layer="backgroundobjects" svg:width="3cm" svg:height="2.34cm" svg:x="22.5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13" draw:layer="backgroundobjects" svg:width="2.5cm" svg:height="2.5cm" svg:x="22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_5f_-outline1" draw:layer="backgroundobjects" svg:width="25.199cm" svg:height="9.134cm" svg:x="1.4cm" svg:y="3.685cm" presentation:class="outline" presentation:placeholder="true">
        <draw:text-box/>
      </draw:frame>
      <presentation:notes style:page-layout-name="PM0">
        <office:forms form:automatic-focus="false" form:apply-design-mode="false"/>
        <draw:page-thumbnail presentation:style-name="Lights_5f_-title" draw:layer="backgroundobjects" svg:width="14.848cm" svg:height="11.136cm" svg:x="3.075cm" svg:y="2.257cm" presentation:class="page"/>
        <draw:frame presentation:style-name="Lights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1-20T15:38:38.418000000</meta:creation-date>
    <meta:editing-duration>PT4H13M33S</meta:editing-duration>
    <meta:editing-cycles>5</meta:editing-cycles>
    <meta:generator>LibreOffice/7.0.1.2$Windows_X86_64 LibreOffice_project/7cbcfc562f6eb6708b5ff7d7397325de9e764452</meta:generator>
    <dc:title>Bright Blue</dc:title>
    <dc:date>2021-01-20T22:54:52.490000000</dc:date>
    <meta:document-statistic meta:object-count="150"/>
  </office:meta>
</office:document-meta>
</file>